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1.251cm" fo:margin-right="0cm" fo:text-align="justify" style:justify-single-word="false" fo:text-indent="0cm" style:auto-text-indent="false"/>
      <style:text-properties fo:language="en" fo:country="CA"/>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top="0cm" fo:margin-bottom="0cm"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cm" fo:margin-bottom="0cm"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text-properties fo:language="en" fo:country="CA"/>
    </style:style>
    <style:style style:name="P17" style:family="paragraph" style:parent-style-name="Footnote">
      <style:paragraph-properties fo:text-align="justify" style:justify-single-word="false"/>
    </style:style>
    <style:style style:name="P18"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master-page-name="">
      <style:paragraph-properties fo:text-align="justify" style:justify-single-word="false" style:page-number="auto" fo:keep-with-next="always"/>
      <style:text-properties fo:language="en" fo:country="CA"/>
    </style:style>
    <style:style style:name="P20" style:family="paragraph" style:parent-style-name="Standard" style:list-style-name="L1">
      <style:paragraph-properties fo:text-align="justify" style:justify-single-word="false"/>
      <style:text-properties fo:language="en" fo:country="CA"/>
    </style:style>
    <style:style style:name="P21" style:family="paragraph" style:parent-style-name="Standard" style:list-style-name="L2">
      <style:paragraph-properties fo:text-align="justify" style:justify-single-word="false"/>
      <style:text-properties fo:language="en" fo:country="CA"/>
    </style:style>
    <style:style style:name="P22" style:family="paragraph" style:parent-style-name="Standard" style:list-style-name="L5">
      <style:paragraph-properties fo:text-align="justify" style:justify-single-word="false"/>
      <style:text-properties fo:language="en" fo:country="CA"/>
    </style:style>
    <style:style style:name="P23" style:family="paragraph" style:parent-style-name="Standard" style:list-style-name="L2">
      <style:paragraph-properties fo:text-align="justify" style:justify-single-word="false"/>
      <style:text-properties fo:language="en" fo:country="CA" style:text-underline-style="none"/>
    </style:style>
    <style:style style:name="P24"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justify" style:justify-single-word="false"/>
      <style:text-properties fo:language="en" fo:country="C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Courier New" fo:font-size="10pt" fo:language="en" fo:country="CA" style:font-size-asian="10pt" style:font-size-complex="10pt"/>
    </style:style>
    <style:style style:name="T15" style:family="text">
      <style:text-properties style:font-name="Courier New"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6" style:family="text">
      <style:text-properties fo:language="en" fo:country="CA"/>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text-underline-style="solid" style:text-underline-width="auto" style:text-underline-color="font-color" style:font-size-asian="12pt" style:font-size-complex="12pt"/>
    </style:style>
    <style:style style:name="T1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font-name="Times New Roman"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000000"/>
    </style:style>
    <style:style style:name="T30" style:family="text">
      <style:text-properties fo:background-color="transparent"/>
    </style:style>
    <style:style style:name="T31" style:family="text">
      <style:text-properties fo:language="pl" fo:country="PL"/>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tyle="normal" style:font-style-asian="normal" style:font-style-complex="normal"/>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RFTEST 23/10/04</text:h>
      <text:h text:style-name="Heading_20_1" text:outline-level="1">Preamble</text:h>
      <text:p text:style-name="P1">The role of this program is to test transmission/reception capabilities of nodes operating in a group. The present version is just something to start with (this sentence was written a long time ago, for the first version, and I am still reluctant to remove it). <text:span text:style-name="T31">I</text:span> will be adding <text:span text:style-name="T16">more </text:span>capabilities as needs arise.</text:p>
      <text:h text:style-name="Heading_20_1" text:outline-level="1">Preparation</text:h>
      <text:p text:style-name="P1">Compile and download. All nodes in the test <text:span text:style-name="T16">setup </text:span>run the same code (accounting for the fact that different node types need that code to be properly configured and recompiled, as per the pertinent board type). They tell their IDs <text:span text:style-name="T16">(which should be all different) </text:span>based on the <text:span text:style-name="T16">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6">N</text:span>ode ID, via which <text:span text:style-name="T16">a </text:span>node can be referenced, is the lower half of HOST_ID, which corresponds to the <text:span text:style-name="T16">"Node n</text:span>umber<text:span text:style-name="T16">” </text:span>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14">15<text:tab/><text:tab/> <text:s/>8 7 <text:s text:c="12"/>0</text:span></text:p>
      <text:p text:style-name="P13"><text:tab/>=============================== <text:s text:c="2"/></text:p>
      <text:p text:style-name="P8"><text:span text:style-name="T8"><text:tab/></text:span><text:span text:style-name="T5">D </text:span><text:span text:style-name="T8">A</text:span><text:span text:style-name="T5"> R Z Z P P P C</text:span><text:span text:style-name="T4"> C C C C C C C</text:span></text:p>
      <text:p text:style-name="P2">The lower byte encodes the RF channel, which can be any number from 0 to 255.<text:note text:id="ftn1" text:note-class="footnote"><text:note-citation>1</text:note-citation><text:note-body><text:p text:style-name="Footnote">For CC1350, there are only 8 channels; any value larger than 7 translates into 7.</text:p></text:note-body></text:note> Bits 8-10 (<text:span text:style-name="T1">PPP</text:span>) encode the initial setting of transmitter power (0-7), bits 11-12 (<text:span text:style-name="T1">ZZ</text:span>) are the two least significant bits of the Network ID (and can be used to differentiate among multiple test setups operating in the same neighbourhood), bit 13 (R), if set, indicates that the module should start with the radio receiver on, bit 14 (<text:span text:style-name="T1">A</text:span>), if set, indicates that the node should start "active", i.e., it will be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 (if the node happens to be so equipped). A UART-less device devoid of buttons starting with the receiver off (the R bit set to zero) will never be able to do anything.</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text:span><text:span text:style-name="T7"> </text:span><text:span text:style-name="T6">1 1</text:span><text:span text:style-name="T5"> </text:span><text:span text:style-name="T6">0 1 0</text:span><text:span text:style-name="T5"> </text:span><text:span text:style-name="T6">1 1 0 0 1 0 1 0</text:span></text:p>
      <text:p text:style-name="P2">which means: channel 202 (0xCA),<text:note text:id="ftn2" text:note-class="footnote"><text:note-citation>2</text:note-citation><text:note-body><text:p text:style-name="Footnote">It is channel 7 for CC1350.</text:p></text:note-body></text:note> transmission power 2, Network ID 0xF617 (0xF614 is the prefix applied to the two bits amounting to 3), sender initially inactive with the receiver on,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1</text:span><text:span text:style-name="T7"> </text:span><text:span text:style-name="T6">0 0</text:span><text:span text:style-name="T5"> </text:span><text:span text:style-name="T6">1 1 1</text:span><text:span text:style-name="T5"> </text:span><text:span text:style-name="T6">0 0 0 0 0 0 0 0</text:span></text:p>
      <text:p text:style-name="P2">i.e., 0x6700. The Network ID field can be arbitrary, but it must be the same for all nodes of the same setup. Note that nodes can be rendered active/inactive remotely. Also, their transmission power levels can be changed, as well as their power-down/power-up status, and even the channel number. <text:span text:style-name="T30">There is </text:span><text:soft-page-break/><text:span text:style-name="T30">no way, however, to change the Network ID remotely.</text:span></text:p>
      <text:h text:style-name="Heading_20_1" text:outline-level="1">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introduce the commands, as they can be entered from the UART, so this is where we start.</text:p>
      <text:p text:style-name="P2">When a node resets, it produces a message that looks like this:</text:p>
      <text:p text:style-name="P6"><text:s text:c="4"/>Node: 19, NetId: F610, Channel: 6, XPower: 7, Powerup, TxOn, RxOn</text:p>
      <text:p text:style-name="P6"><text:s text:c="4"/>Ready:</text:p>
      <text:p text:style-name="P2">where your actual indications may vary depending on the initial settings (see the previous section). All numbers except Network ID are in decimal.</text:p>
      <text:p text:style-name="P2"><text:span text:style-name="T27">Command</text:span><text:span text:style-name="T28"> </text:span><text:span text:style-name="T20">l [</text:span><text:span text:style-name="T15">el</text:span><text:span text:style-name="T20">] </text:span><text:span text:style-name="T27">(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ets nothing and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the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ogram will try to sanitize them, i.e., if the specified maximum is less than the minimum, it will be set to the minimum. This also applies to the case when only the minimum is specified and the previous setting of the maximum turns out to be less than the new minimum. The limit on the maximum interval is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in order, starting from the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soft-page-break/><text:tab/>SND<text:tab/><text:tab/>Node ID of the sender</text:p>
      <text:p text:style-name="P2"><text:tab/>SER<text:tab/><text:tab/>serial number of the packet (inserted by the sender)</text:p>
      <text:p text:style-name="P2"><text:tab/>FLG<text:tab/><text:tab/>node flags associated with the sender (xmit power level + power-down state)</text:p>
      <text:p text:style-name="P7"><text:tab/><text:span text:style-name="T29">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
      <text:p text:style-name="P2">The DRI field is only filled by the driver, if it has been compiled with RADIO_OPTION_RBKF added to RADIO_OPTIONS (see options.sys); otherwise, the field is going to be zero.</text:p>
      <text:p text:style-name="P2">The number of sensor values equals the declared number of sensors and can be changed at compilation. Thus, the minimum length of a measurement packet, in bytes, including the CRC, is <text:span text:style-name="T29">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6">Something to fix:</text:span> at present, the program assumes that each sensor value takes one word, which is not very convenient. This should be done differently. Besides, some sensors must be initialized, turned on and off.</text:p>
      <text:p text:style-name="P2"><text:span text:style-name="T27">Comman</text:span><text:span text:style-name="T18">d </text:span><text:span text:style-name="T20">s</text:span><text:span text:style-name="T19"> </text:span><text:span text:style-name="T18">(s</text:span><text:span text:style-name="T27">end measurement packets):</text:span></text:p>
      <text:p text:style-name="P2"><text:tab/><text:span text:style-name="T10">s [count [urgent [rxofftime [predelay]]]]</text:span></text:p>
      <text:p text:style-name="P2">The first argument specifies the number of packets to be sent. Zero (or absent) means keep sending indefinitely (until stopped explicitly). The second argument is the urgent flag. If nonzero, the packets will be sent with the urgent tag, which (assuming that the WOR option has been compiled in) will cause them to be preceded by extra long preambles to wake up the receivers sleeping on WOR.<text:note text:id="ftn3" text:note-class="footnote"><text:note-citation>3</text:note-citation><text:note-body><text:p text:style-name="P17">If the WOR option is not compiled in, the urgent flag is ignored, except for the standard treatment by VNETI consisting in pushing the packet to the front of the transmit queue.</text:p></text:note-body></text:note> </text:p>
      <text:p text:style-name="P2">If the third argument is nonzero, the receiver will be switched off for the specified number of PicOS milliseconds (which must be less that 65536) and then switched back on again. This way you can send a bunch of packets in the OFF mode (testing the node's operation in this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text:soft-page-break/>front of the subsequent packets.</text:p>
      <text:p text:style-name="P2">The first thing a node does when it receives a measurement packet is tallying it. If this is the first time the node ever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in the field. The ACK includes:</text:p>
      <text:list xml:id="list4882616659608281772" text:style-name="L1">
        <text:list-item>
          <text:p text:style-name="P20">the identity of the sender and the recipient</text:p>
        </text:list-item>
        <text:list-item>
          <text:p text:style-name="P20">the packet's serial number (SER) as inserted by the sender</text:p>
        </text:list-item>
        <text:list-item>
          <text:p text:style-name="P20">the packet's length</text:p>
        </text:list-item>
        <text:list-item>
          <text:p text:style-name="P20">the power level setting at the packet's sender</text:p>
        </text:list-item>
        <text:list-item>
          <text:p text:style-name="P20">the RSSI at which the packet was received</text:p>
        </text:list-item>
        <text:list-item>
          <text:p text:style-name="P20">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from and to),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7">Command </text:span><text:span text:style-name="T2">q</text:span><text:span text:style-name="T27">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3">t</text:span> command below).</text:p>
      <text:p text:style-name="P3">Command <text:span text:style-name="T21">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2">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ext:soft-page-break/>The header lists the current channel number followed by memory information: the current amount of free memory on the heap, the smallest amount registered so far, and the minimum unused portion of the stack (all values in words).</text:p>
      <text:p text:style-name="P2">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list xml:id="list2507001641706189434" text:style-name="L2">
        <text:list-item>
          <text:p text:style-name="P21">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21">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3">The total number of packets submitted for transmission.</text:p>
        </text:list-item>
        <text:list-item>
          <text:p text:style-name="P23">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21">The exponential moving average of the transmitter's waiting time for channel access maxed at 4095 (PicOS) milliseconds. The formula, which is evaluated at every attempt at a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21">The maximum backoff experienced so far by a single packet in PicOS milliseconds. This is maxed at 64K (i.e., <text:span text:style-name="T1">word</text:span> size).</text:p>
        </text:list-item>
      </text:list>
      <text:p text:style-name="P2">For CC1350, there are seven numbers (collected automatically by the internal firmware):</text:p>
      <text:list xml:id="list42544248" text:continue-list="list2507001641706189434" text:style-name="L2">
        <text:list-item text:start-value="1">
          <text:p text:style-name="P21">The number of packets that have been correctly received and not ignored.</text:p>
        </text:list-item>
        <text:list-item>
          <text:p text:style-name="P21">The number of packets that have been received with CRC errors. This is zero, because our driver never receives packets with erroneous CRC.<text:note text:id="ftn4" text:note-class="footnote"><text:note-citation>4</text:note-citation><text:note-body><text:p text:style-name="Footnote">An option to this end can be made available if needed.</text:p></text:note-body></text:note></text:p>
        </text:list-item>
        <text:list-item>
          <text:p text:style-name="P23">The number of packets that have been correctly received and ignored, because of address mismatch. This is zero, because our driver doesn't use the built-in addressing scheme.</text:p>
        </text:list-item>
        <text:list-item>
          <text:p text:style-name="P23">The number of packets that were not received because of illegal length.</text:p>
        </text:list-item>
        <text:list-item>
          <text:p text:style-name="P21">The number of packets that have been received and discarded because of the lack of buffer space.</text:p>
        </text:list-item>
        <text:list-item>
          <text:p text:style-name="P21">The RSSI of the last-received packet.</text:p>
        </text:list-item>
        <text:list-item>
          <text:p text:style-name="P21">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un)clean the setup is.</text:p>
      <text:p text:style-name="P3">Command <text:span text:style-name="T23">c </text:span>(clearing measurement statistics):</text:p>
      <text:p text:style-name="P2">Here is a command to clear all the numbers shown with <text:span text:style-name="T23">r</text:span>:</text:p>
      <text:p text:style-name="P2"><text:soft-page-break/><text:tab/><text:span text:style-name="T10">c</text:span></text:p>
      <text:p text:style-name="P2">It zeroes out all packet counters, as well as the driver statistics. Note that, e.g.,</text:p>
      <text:p text:style-name="P2"><text:tab/><text:span text:style-name="T10">r 1</text:span></text:p>
      <text:p text:style-name="P2">also zeroes the counters (having shown their last values).</text:p>
      <text:p text:style-name="P2"><text:span text:style-name="T27">Command </text:span><text:span text:style-name="T24">v</text:span><text:span text:style-name="T27"> (viewing measurement packets):</text:span></text:p>
      <text:p text:style-name="P2"><text:tab/><text:span text:style-name="T10">v [</text:span><text:span text:style-name="T12">f</text:span><text:span text:style-name="T13">]</text:span></text:p>
      <text:p text:style-name="P2">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B:127, N:45, L:58, P:7, R:101, Q:0, M:U, V:2365,234,0,1</text:span></text:p>
      <text:p text:style-name="P2"><text:span text:style-name="T1">S</text:span> is the Node ID of the sender, <text:span text:style-name="T1">B</text:span> is the backoff experienced by the packet in PicOS milliseconds,<text:note text:id="ftn5" text:note-class="footnote"><text:note-citation>5</text:note-citation><text:note-body><text:p text:style-name="P17">This is going to be zero, if the RF driver is not compiled with <text:s/><text:span text:style-name="T16">RADIO_OPTION_RBKF.</text:span></text:p></text:note-body></text:note>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appli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7">Command </text:span><text:span text:style-name="T24">n </text:span><text:span text:style-name="T27">(cancelling packet viewing):</text:span></text:p>
      <text:p text:style-name="P2">This command:</text:p>
      <text:p text:style-name="P2"><text:tab/><text:span text:style-name="T5">n</text:span></text:p>
      <text:p text:style-name="P2">is equivalent to <text:span text:style-name="T1">v 0</text:span>.</text:p>
      <text:p text:style-name="P2"><text:span text:style-name="T27">Command </text:span><text:span text:style-name="T24">d</text:span><text:span text:style-name="T27">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for CC1350 the UART doesn't work in STANDBY), while for a UART-less node, the effective mode is STANDBY.</text:p>
      <text:p text:style-name="P2">Recall that the mode in which the node starts is determined by the formal NetId parameter (see above).</text:p>
      <text:p text:style-name="P2"><text:span text:style-name="T27">Command </text:span><text:span text:style-name="T24">u</text:span><text:span text:style-name="T27"> (undoing the power-down mode):</text:span></text:p>
      <text:p text:style-name="P2"><text:tab/><text:span text:style-name="T10">u</text:span></text:p>
      <text:p text:style-name="P2"><text:soft-page-break/>puts the node into the power-up mode.</text:p>
      <text:p text:style-name="P19"><text:span text:style-name="T27">Command </text:span><text:span text:style-name="T24">p</text:span><text:span text:style-name="T27"> (selecting the transmission power):</text:span></text:p>
      <text:p text:style-name="P19">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7">Command </text:span><text:span text:style-name="T24">m</text:span><text:span text:style-name="T27"> (modifying the parameters of the <text:s/>RF module):</text:span></text:p>
      <text:p text:style-name="P4">CC1100 (setting registers):</text:p>
      <text:p text:style-name="P11">When compiled properly [with the 0x40 flag included in <text:span text:style-name="T22">RADIO_OPTIONS</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16">CC1350 (redefining power levels [aka PATABLE]):</text:p>
      <text:p text:style-name="P11">On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3">cmnd</text:span> at the specified intervals. For example,</text:p>
      <text:p text:style-name="P2"><text:tab/><text:span text:style-name="T10">P 60 r 1</text:span></text:p>
      <text:p text:style-name="P2">will produce a report every minute and zero out the counters. At most one <text:span text:style-name="T23">P</text:span> can be active at a time. This command:</text:p>
      <text:p text:style-name="P2"><text:tab/><text:span text:style-name="T10">Q</text:span></text:p>
      <text:p text:style-name="P2">revokes the last<text:span text:style-name="T22"> </text:span><text:span text:style-name="T23">P</text:span><text:span text:style-name="T22"> command.</text:span></text:p>
      <text:p text:style-name="P2"><text:span text:style-name="T27">Commands </text:span><text:span text:style-name="T24">f</text:span><text:span text:style-name="T27"> and </text:span><text:span text:style-name="T24">g</text:span><text:span text:style-name="T27">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mode has been enabled in options.sys with <text:span text:style-name="T37">#define RADIO_WOR_MODE 1)</text:span>.</text:p>
      <text:p text:style-name="P2">The <text:span text:style-name="T23">f</text:span> command cannot be issued remotely (see below).</text:p>
      <text:p text:style-name="P2">The receiver can be switched back on (also exiting the WOR mode) with:</text:p>
      <text:p text:style-name="P2"><text:soft-page-break/><text:tab/><text:span text:style-name="T23">g</text:span></text:p>
      <text:p text:style-name="P3">Command <text:span text:style-name="T1">w</text:span> (modifying WOR parameters):</text:p>
      <text:p text:style-name="P4">The syntax is different for CC1100 and CC1350. For CC1100 the command looks like this:</text:p>
      <text:p text:style-name="P4"><text:tab/><text:span text:style-name="T10">w [idle [pre [evt0 [rxtime [pqt [rssit [evt1]]]]]]]</text:span></text:p>
      <text:p text:style-name="P2">It is applicable when the program has been <text:s/>compiled with the WOR option included [<text:span text:style-name="T37">#define RADIO_WOR_MODE 1]</text:span>. The CC1100 driver then accepts a PHYSOPT_SETPARAMS request to modify WOR parameters (see the driver's document for details).</text:p>
      <text:p text:style-name="P2">The arguments of <text:span text:style-name="T1">w</text:span> are interpreted as (in this order):</text:p>
      <text:list xml:id="list2322064557255542443" text:style-name="L3">
        <text:list-header>
          <text:p text:style-name="P24">RADIO_WOR_IDLE_TIMEOUT in PicOS milliseconds</text:p>
          <text:p text:style-name="P24">RADIO_WOR_PREAMBLE_TIME in PicOS milliseconds</text:p>
          <text:p text:style-name="P24">WOR_EVT0_TIME</text:p>
          <text:p text:style-name="P24">WOR_RX_TIME</text:p>
          <text:p text:style-name="P24">WOR_PQ_THR</text:p>
          <text:p text:style-name="P24">WOR_RSSI_THR</text:p>
          <text:p text:style-name="P25">WOR_EVT1_TIME</text:p>
        </text:list-header>
      </text:list>
      <text:p text:style-name="P18">The last five arguments are only interpreted when the program has been compiled with the test option for WOR <text:s/>[#define RADIO_OPTIONS ( ... + 0x20 ...)] on top of WOR being compiled in [#define RADIO_WOR_MODE 1].</text:p>
      <text:p text:style-name="P18">For CC1350, the command accepts four arguments:</text:p>
      <text:p text:style-name="P4"><text:tab/><text:span text:style-name="T10">w [idle [interval [rssit [pqt]]]]</text:span></text:p>
      <text:p text:style-name="P18">which stand for (respectively):</text:p>
      <text:list xml:id="list3441670179360901547" text:style-name="L4">
        <text:list-item>
          <text:p text:style-name="P26">the idle timeout after which the WOR mode is automatically resumed following a packet reception (equivalent to RADIO_WOR_IDLE_TIMEOUT for CC1100)</text:p>
        </text:list-item>
        <text:list-item>
          <text:p text:style-name="P26">the wakeup interval (in PicOS milliseconds), i.e., the WOR cycle length</text:p>
        </text:list-item>
        <text:list-item>
          <text:p text:style-name="P26">the RSSI threshold expressed as a standardized PicOS RSS reading (nonnegative byte)</text:p>
        </text:list-item>
        <text:list-item>
          <text:p text:style-name="P26">the PQT flag (zero/nonzero) indicating whether the packet quality assessment is incorporated into the scheme</text:p>
        </text:list-item>
      </text:list>
      <text:p text:style-name="P18">Missing arguments (from the end) receive standard values (see cc1350.h).</text:p>
      <text:p text:style-name="P2"><text:span text:style-name="T27">Command </text:span><text:span text:style-name="T24">t</text:span><text:span text:style-name="T27">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3">nid</text:span> is the node ID of the selected neighbor, <text:s/><text:span text:style-name="T23">cavg</text:span> is the number of samples per one PATABLE setting (to average the readings), <text:span text:style-name="T25">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very turn, until <text:span text:style-name="T1">nvals</text:span> settings have been scanned. For each setting, the node will poll the selected neighbour, which will subsequently respond with the RSSI at which the polling packet has been received. The <text:soft-page-break/>node will try to receive <text:span text:style-name="T23">cavg</text:span> responses for every setting, re-trying every poll up to 16 times. For each setting, the node will write to the UART a line like this:</text:p>
      <text:p text:style-name="P2"><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3">xxxx</text:span> is the PATABLE setting in hexadecimal, <text:span text:style-name="T23">rrr</text:span> is the averaged RSSI reading, and <text:span text:style-name="T23">cc</text:span> is the number of samples used to calculate the average. Normally, <text:span text:style-name="T23">cc</text:span> is equal to the <text:span text:style-name="T23">cavg</text:span> argument of the <text:span text:style-name="T23">t</text:span> command, however, it can be less if some responses haven't made it (despite the 16 retries per sample). The last two values in the output line refer to the link quality indication (which is a reception parameter returned along with the RSSI). Thus <text:span text:style-name="T23">lqc</text:span> is the number of cases (samples) where LQI was found to be nonzero (it is a number between 0 and 127) and <text:span text:style-name="T23">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text:span text:style-name="T10"> 23 16 0 256</text:span></text:p>
      <text:p text:style-name="P2">you can scan through all possible PATABLE settings, using node 23 as <text:span text:style-name="T35">the responder</text:span>, with 16 samples per setting, starting from zero.</text:p>
      <text:p text:style-name="P2">For CC1350, the setting is 2 bytes. No LQI values are produced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3">q</text:span>. At the end of collection, the node resets the power setting to its value before the collection. </text:p>
      <text:p text:style-name="P2"><text:span text:style-name="T27">Remote commands (</text:span><text:span text:style-name="T24">S</text:span><text:span text:style-name="T27">):</text:span></text:p>
      <text:p text:style-name="P2">You can issue practically any of the above commands addressing it to a 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The following examples should all work (assuming the nodes are reachable):</text:p>
      <text:p text:style-name="P6"><text:tab/>S 19 l 512 4096 44 58</text:p>
      <text:p text:style-name="P6"><text:tab/>S 19 s 1000</text:p>
      <text:p text:style-name="P6"><text:tab/>S 23 d<text:tab/><text:tab/><text:tab/><text:tab/><text:span text:style-name="T17">[putting node 23 into power-down mode]</text:span></text:p>
      <text:p text:style-name="P6"><text:tab/>S 19 q</text:p>
      <text:p text:style-name="P6"><text:tab/>S 25 p 6</text:p>
      <text:p text:style-name="P6"><text:tab/>S 21 m 1C 01 24 1F</text:p>
      <text:p text:style-name="P6"><text:tab/>S 24 v</text:p>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Remote commands (as well as responses to them) are sent in packets that are not considered <text:soft-page-break/>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s this:</text:p>
      <text:p text:style-name="P2"><text:tab/>NID<text:tab/><text:tab/>Network ID</text:p>
      <text:p text:style-name="P2"><text:tab/>DRI<text:tab/><text:tab/>the packet's backoff inserted by the driver (if the option is compiled in)</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tab/><text:span text:style-name="T32">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7059519449981322734" text:style-name="L5">
        <text:list-item>
          <text:p text:style-name="P22">formal error (probably cannot happen)</text:p>
        </text:list-item>
        <text:list-item>
          <text:p text:style-name="P22">no memory to acquire packet</text:p>
        </text:list-item>
        <text:list-item>
          <text:p text:style-name="P22">node busy with a previous command</text:p>
        </text:list-item>
        <text:list-item>
          <text:p text:style-name="P22">command syntax error</text:p>
        </text:list-item>
        <text:list-item>
          <text:p text:style-name="P22"><text:soft-page-break/>node out of memory (umalloc failure)</text:p>
        </text:list-item>
        <text:list-item>
          <text:p text:style-name="P22">no room to run more threads</text:p>
        </text:list-item>
        <text:list-item>
          <text:p text:style-name="P22">no such command</text:p>
        </text:list-item>
      </text:list>
      <text:p text:style-name="P2">In the present version, only one (remote) command, <text:span text:style-name="T1">r</text:span>, triggers a non-trivial response. Having received it, the node will not send the count report to its UART (as per normal), but rather to the sender of the command packet.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is may matter, e.g., if you leave an experiment overnight when a single node can transmit more than 64K packets (but you should be fine with, say, 12 hours, 1 packet per second).</text:p>
      <text:p text:style-name="P2"><text:span text:style-name="T27">Command </text:span><text:span text:style-name="T24">C</text:span><text:span text:style-name="T27">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where <text:span text:style-name="T23">ch</text:span> is the channel number (0 – 255)<text:note text:id="ftn6" text:note-class="footnote"><text:note-citation>6</text:note-citation><text:note-body><text:p text:style-name="Footnote">0-7 for CC1350.</text:p></text:note-body></text:note> and <text:span text:style-name="T23">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should be considered normal.</text:p>
      <text:p text:style-name="P3">Debugging commands</text:p>
      <text:p text:style-name="P2">There is a single command, <text:span text:style-name="T1">z</text:span>, whose purpose is to cover auxiliary commands, e.g., useful for debugging, whose population may grow as needed. This is what we have at present:S</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tab/><text:span text:style-name="T10">ZTM: 1000, 3 -&gt; 3</text:span></text:p>
      <text:p text:style-name="P2"><text:soft-page-break/>The letter <text:span text:style-name="T1">m</text:span> can be dropped, i.e., <text:span text:style-name="T1">zt</text:span> is equivalent to <text:span text:style-name="T1">ztm</text:span>.</text:p>
      <text:p text:style-name="P5"><text:tab/><text:span text:style-name="T32">zrb </text:span><text:span text:style-name="T33">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its content (both in hex and in decimal).</text:p>
      <text:p text:style-name="P5"><text:tab/><text:span text:style-name="T32">zwb </text:span><text:span text:style-name="T33">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4">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28" text:outline-level="1">Buttons and LEDs</text:h>
      <text:p text:style-name="P2">For field (e.g., range) tests, it is convenient to be able to control the nodes by buttons, operating them without <text:span text:style-name="T35">the </text:span>UART interface. If a node <text:span text:style-name="T35">is outfitted with</text:span> at least one button (formally configured as a BUTTON in the BOARD <text:span text:style-name="T35">definition</text:span>), then the button number 0 is configured as the start/stop button <text:span text:style-name="T35">for the radio</text:span>. This makes more sense when there is at least one LED configured into the BOARD, because then the simple actions triggered by the button can be visualized <text:span text:style-name="T35">by the LED</text:span>. If the symbol SIGNALING_LED is defined (e.g., in options.sys), it<text:span text:style-name="T35">s value</text:span> is interpreted as the number of the LED to be used for indicating button actions and packet reception <text:span text:style-name="T35">events</text:span>.</text:p>
      <text:p text:style-name="P2">By pressing the button <text:span text:style-name="T35">(the action is in fact triggered on the button's release)</text:span>, <text:span text:style-name="T35">you will</text:span> toggle the on/off status of the radio, where by <text:span text:style-name="T35">“on” we mean both the transmitter and the receiver being on (as after the pair of commands </text:span><text:span text:style-name="T36">s</text:span><text:span text:style-name="T35"> and </text:span><text:span text:style-name="T36">g</text:span><text:span text:style-name="T35"> issued consecutively), and by “off” we mean both components being off (as after </text:span><text:span text:style-name="T36">q</text:span><text:span text:style-name="T35"> and </text:span><text:span text:style-name="T36">f</text:span><text:span text:style-name="T35">). When the radio is turned on, the signaling LED blinks quickly 4 times, when the radio is turned off, the LED blinks twice. The initial status of the radio is determined by the second most </text:span><text:span text:style-name="T35">significant bit of the NetId field.</text:span></text:p>
      <text:p text:style-name="P10"><text:soft-page-break/>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5">(</text:span>in a UART-less mode<text:span text:style-name="T35">)</text:span> with some commands mapped to the <text:span text:style-name="T35">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5">application's</text:span> directory does that <text:span text:style-name="T35">by</text:span> default).</text:p>
      <text:p text:style-name="P2">All the standard configuration options derived from the <text:span text:style-name="T35">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3">s</text:span> command) and “quit” (<text:span text:style-name="T23">q</text:span>). Button 1 (lower left) toggles between commands <text:span text:style-name="T23">v</text:span> and <text:span text:style-name="T23">n</text:span>. With <text:span text:style-name="T23">v</text:span>, the lower line of the LCD will be showing the serial numbers of received packets. Button 2 (upper right) toggles between <text:span text:style-name="T23">d</text:span> and <text:span text:style-name="T23">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3-10-04T22:28:49.72</dc:date>
    <meta:editing-duration>P3DT11H54M56S</meta:editing-duration>
    <meta:editing-cycles>134</meta:editing-cycles>
    <meta:generator>OpenOffice/4.1.14$Win32 OpenOffice.org_project/4114m1$Build-9811</meta:generator>
    <dc:creator>Pawel Gburzynski</dc:creator>
    <meta:document-statistic meta:table-count="0" meta:image-count="0" meta:object-count="4" meta:page-count="13" meta:paragraph-count="306" meta:word-count="5858" meta:character-count="33669"/>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